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ource Code Pro" svg:font-family="'Source Code Pro', 'Courier New', monospace"/>
    <style:font-face style:name="Titillium Web" svg:font-family="'Titillium Web', HelveticaNeue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0458in" table:align="left"/>
    </style:style>
    <style:style style:name="Table1.A" style:family="table-column">
      <style:table-column-properties style:column-width="2.0458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Preformatted_20_Text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2" style:family="paragraph" style:parent-style-name="Heading_20_3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  <style:text-properties fo:font-variant="normal" fo:text-transform="none" fo:color="#000000" style:font-name="Titillium Web" fo:font-size="18pt" fo:letter-spacing="normal" fo:font-style="normal" fo:font-weight="bold" fo:background-color="transparent"/>
    </style:style>
    <style:style style:name="P3" style:family="paragraph" style:parent-style-name="Preformatted_20_Text">
      <style:paragraph-properties fo:margin-top="0in" fo:margin-bottom="0.3126in" loext:contextual-spacing="false" fo:orphans="2" fo:widows="2" fo:padding="0in" fo:border="none"/>
    </style:style>
    <style:style style:name="P4" style:family="paragraph" style:parent-style-name="Heading_20_3">
      <style:text-properties fo:font-variant="normal" fo:text-transform="none" fo:color="#000000" style:font-name="Titillium Web" fo:font-size="18pt" fo:letter-spacing="normal" fo:font-style="normal" fo:font-weight="bold" fo:background-color="transparent"/>
    </style:style>
    <style:style style:name="P5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Preformatted_20_Text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8" style:family="paragraph" style:parent-style-name="Preformatted_20_Text" style:list-style-name="L1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</style:style>
    <style:style style:name="P9" style:family="paragraph" style:parent-style-name="Preformatted_20_Text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  <style:text-properties officeooo:paragraph-rsid="0013d956"/>
    </style:style>
    <style:style style:name="P10" style:family="paragraph" style:parent-style-name="Preformatted_20_Text">
      <style:paragraph-properties fo:margin-left="0in" fo:margin-right="0in" fo:margin-top="0in" fo:margin-bottom="0.3126in" loext:contextual-spacing="false" fo:orphans="2" fo:widows="2" fo:text-indent="0in" style:auto-text-indent="false" fo:padding="0in" fo:border="none"/>
      <style:text-properties officeooo:paragraph-rsid="0016a65c"/>
    </style:style>
    <style:style style:name="T1" style:family="text">
      <style:text-properties fo:font-variant="normal" fo:text-transform="none" fo:color="#000000" style:font-name="Source Code Pro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style:font-name="Source Code Pro" fo:font-size="9.75pt" fo:letter-spacing="normal" fo:font-style="normal" fo:font-weight="normal" officeooo:rsid="0012ffad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Source Code Pro" fo:font-size="9.75pt" fo:letter-spacing="normal" fo:font-style="normal" fo:font-weight="normal" officeooo:rsid="0013d956" fo:background-color="transparent" loext:char-shading-value="0" loext:padding="0in" loext:border="none"/>
    </style:style>
    <style:style style:name="T4" style:family="text">
      <style:text-properties fo:font-variant="normal" fo:text-transform="none" fo:color="#000000" style:font-name="Source Code Pro" fo:font-size="9.75pt" fo:letter-spacing="normal" fo:font-style="normal" fo:font-weight="normal" officeooo:rsid="0016a65c" fo:background-color="transparent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bookmark text:name="install-mysql"/>Install MySQL</text:h>
      <text:p text:style-name="P1"><text:span text:style-name="Source_20_Text"><text:span text:style-name="T1">sudo apt-get update</text:span></text:span></text:p>
      <text:p text:style-name="P3"><text:span text:style-name="Source_20_Text"><text:span text:style-name="T1">sudo apt-get install mysql-server</text:span></text:span></text:p>
      <text:p text:style-name="P1"><text:span text:style-name="Source_20_Text"><text:span text:style-name="T1">sudo mysql_secure_installation utility</text:span></text:span></text:p>
      <text:p text:style-name="P1"><text:span text:style-name="Source_20_Text"><text:span text:style-name="T1"><text:tab/></text:span></text:span><text:span text:style-name="Source_20_Text"><text:span text:style-name="T2">y</text:span></text:span></text:p>
      <text:p text:style-name="P1"><text:span text:style-name="Source_20_Text"><text:span text:style-name="T2"><text:tab/>pass </text:span></text:span></text:p>
      <text:p text:style-name="P1"><text:span text:style-name="Source_20_Text"><text:span text:style-name="T2"><text:tab/>y</text:span></text:span></text:p>
      <text:p text:style-name="P1"><text:span text:style-name="Source_20_Text"><text:span text:style-name="T2"><text:tab/>yes to allsudo </text:span></text:span></text:p>
      <text:h text:style-name="P2" text:outline-level="3"><text:bookmark text:name="allow-remote-access"/>Allow remote access</text:h>
      <text:p text:style-name="P1"><text:span text:style-name="Source_20_Text"><text:span text:style-name="T1">sudo ufw enable</text:span></text:span></text:p>
      <text:p text:style-name="P3"><text:span text:style-name="Source_20_Text"><text:span text:style-name="T1">sudo ufw allow mysql</text:span></text:span></text:p>
      <text:h text:style-name="P2" text:outline-level="3"><text:bookmark text:name="start-the-mysql-service"/>Start the MySQL service</text:h>
      <text:p text:style-name="P1"><text:span text:style-name="Source_20_Text"><text:span text:style-name="T1">sudo systemctl start mysql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bookmark text:name="LC7"/>systemctl status mysql.service<text:bookmark text:name="L8"/></text:p>
          </table:table-cell>
        </table:table-row>
        <table:table-row>
          <table:table-cell table:style-name="Table1.A1" office:value-type="string">
            <text:p text:style-name="P6"/>
          </table:table-cell>
        </table:table-row>
      </table:table>
      <text:p text:style-name="Text_20_body"><text:span text:style-name="Source_20_Text"><text:span text:style-name="T1"><text:line-break/></text:span></text:span></text:p>
      <text:h text:style-name="P2" text:outline-level="3"><text:bookmark text:name="launch-at-reboot"/>Launch at reboot</text:h>
      <text:p text:style-name="P1"><text:span text:style-name="Source_20_Text"><text:span text:style-name="T1">sudo systemctl enable mysql</text:span></text:span></text:p>
      <text:p text:style-name="P1"><text:span text:style-name="Source_20_Text"><text:span text:style-name="T1">sudo systemctl restart mysql</text:span></text:span></text:p>
      <text:h text:style-name="P2" text:outline-level="3"><text:bookmark text:name="set-the-root-password"/><text:soft-page-break/>Set the root password</text:h>
      <text:list xml:id="list2920166131" text:style-name="L1">
        <text:list-header>
          <text:p text:style-name="P8"><text:span text:style-name="Source_20_Text"><text:span text:style-name="T1">UPDATE mysql.user SET authentication_string = PASSWORD('password') WHERE User = 'root';</text:span></text:span></text:p>
          <text:p text:style-name="P8"><text:span text:style-name="Source_20_Text"><text:span text:style-name="T1">FLUSH PRIVILEGES;</text:span></text:span></text:p>
        </text:list-header>
      </text:list>
      <text:h text:style-name="P2" text:outline-level="3"><text:bookmark text:name="view-users"/>View users</text:h>
      <text:p text:style-name="P1"><text:span text:style-name="Source_20_Text"><text:span text:style-name="T1"><text:s text:c="4"/>SELECT User, Host, authentication_string FROM mysql.user;</text:span></text:span></text:p>
      <text:p text:style-name="P1"><text:span text:style-name="Source_20_Text"><text:span text:style-name="T1"/></text:span></text:p>
      <text:p text:style-name="P9"><text:span text:style-name="Source_20_Text"><text:span text:style-name="T3">sudo mysql </text:span></text:span></text:p>
      <text:p text:style-name="P9"><text:span text:style-name="Source_20_Text"><text:span text:style-name="T3">show databases</text:span></text:span></text:p>
      <text:p text:style-name="P9"><text:span text:style-name="Source_20_Text"><text:span text:style-name="T3">create database data_plumbers;</text:span></text:span></text:p>
      <text:p text:style-name="P9"><text:span text:style-name="Source_20_Text"><text:span text:style-name="T3">use data_plumbers</text:span></text:span></text:p>
      <text:p text:style-name="P9"><text:span text:style-name="Source_20_Text"><text:span text:style-name="T3">show tables;</text:span></text:span></text:p>
      <text:p text:style-name="P9"><text:span text:style-name="Source_20_Text"><text:span text:style-name="T3"/></text:span></text:p>
      <text:p text:style-name="P9"><text:span text:style-name="Source_20_Text"><text:span text:style-name="T3">CREATE TABLE employee (</text:span></text:span></text:p>
      <text:p text:style-name="P9"><text:span text:style-name="Source_20_Text"><text:span text:style-name="T3"><text:tab/>id INT NOT NULL AUTO_INCREMENT,</text:span></text:span></text:p>
      <text:p text:style-name="P9"><text:span text:style-name="Source_20_Text"><text:span text:style-name="T3"><text:tab/>firstName VARCHAR(255) NOT NULL,</text:span></text:span></text:p>
      <text:p text:style-name="P9"><text:span text:style-name="Source_20_Text"><text:span text:style-name="T3"><text:tab/>lastName VARCHAR(255) NOT NULL,</text:span></text:span></text:p>
      <text:p text:style-name="P9"><text:span text:style-name="Source_20_Text"><text:span text:style-name="T3"><text:tab/>address VARCHAR(255) NOT NULL,</text:span></text:span></text:p>
      <text:p text:style-name="P9"><text:span text:style-name="Source_20_Text"><text:span text:style-name="T3"><text:tab/>city VARCHAR(255) NOT NULL,</text:span></text:span></text:p>
      <text:p text:style-name="P9"><text:span text:style-name="Source_20_Text"><text:span text:style-name="T3"><text:tab/>zipCode INT(5) NOT NULL,</text:span></text:span></text:p>
      <text:p text:style-name="P9"><text:span text:style-name="Source_20_Text"><text:span text:style-name="T3"><text:tab/>phoneNumber INT(16) NOT NULL,</text:span></text:span></text:p>
      <text:p text:style-name="P9"><text:soft-page-break/><text:span text:style-name="Source_20_Text"><text:span text:style-name="T3"><text:tab/>email VARCHAR(255) NOT NULL,</text:span></text:span></text:p>
      <text:p text:style-name="P9"><text:span text:style-name="Source_20_Text"><text:span text:style-name="T3"><text:tab/>PRIMARY KEY (id)</text:span></text:span></text:p>
      <text:p text:style-name="P9"><text:span text:style-name="Source_20_Text"><text:span text:style-name="T3"><text:tab/>);</text:span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10"><text:span text:style-name="Source_20_Text"><text:span text:style-name="T4">now we insert the csv data into our table in the mysql database</text:span></text:span></text:p>
      <text:p text:style-name="P10"><text:span text:style-name="Source_20_Text"><text:span text:style-name="T4"/></text:span></text:p>
      <text:p text:style-name="P10"><text:span text:style-name="Source_20_Text"><text:span text:style-name="T4"><text:tab/>LOAD DATA LOCAL INFILE '/home/fieldengineer/Documents/SQL_db/Employee.csv'</text:span></text:span></text:p>
      <text:p text:style-name="P10"><text:span text:style-name="Source_20_Text"><text:span text:style-name="T4"><text:tab/>INTO TABLE employee</text:span></text:span></text:p>
      <text:p text:style-name="P10"><text:span text:style-name="Source_20_Text"><text:span text:style-name="T4"><text:tab/>FIELDS TERMINATED BY ','</text:span></text:span></text:p>
      <text:p text:style-name="P10"><text:span text:style-name="Source_20_Text"><text:span text:style-name="T4"><text:tab/>LINES TERMINATED BY '\n'</text:span></text:span></text:p>
      <text:p text:style-name="P10"><text:span text:style-name="Source_20_Text"><text:span text:style-name="T4"><text:tab/>IGNORE 1 ROWS</text:span></text:span></text:p>
      <text:p text:style-name="P10"><text:span text:style-name="Source_20_Text"><text:span text:style-name="T4"><text:tab/>(id, firstName, lastName, address, city, zipCode, phoneNumber, email) </text:span></text:span></text:p>
      <text:p text:style-name="P10"><text:span text:style-name="Source_20_Text"><text:span text:style-name="T4">Now we can do queries to our data like </text:span></text:span></text:p>
      <text:p text:style-name="P10"><text:span text:style-name="Source_20_Text"><text:span text:style-name="T4">SELECT * FROM employee;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ource Code Pro" svg:font-family="'Source Code Pro', 'Courier New', monospace"/>
    <style:font-face style:name="Titillium Web" svg:font-family="'Titillium Web', HelveticaNeue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3:03:43.979238662</meta:creation-date>
    <dc:date>2020-07-08T10:35:22.397257496</dc:date>
    <meta:editing-duration>PT9M26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3" meta:paragraph-count="48" meta:word-count="179" meta:character-count="1253" meta:non-whitespace-character-count="1090"/>
  </office:meta>
</office:document-meta>
</file>